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  <text:p text:style-name="Standard">More sunny days will appear.<text:line-break/> Blue skies are fantastic.</text:p>
      <text:p text:style-name="Standard">Reportedly the distance from Earth to the Sun and equal to 150 million kilometres (93 million miles) or 8.3 light minutes.</text:p>
      <text:p text:style-name="Standard">The actual distance from Earth to the Sun varies by about 3% as Earth orbits the Sun, from a maximum (aphelion) to a minimum (perihelion) and back again once each year.</text:p>
      <text:p text:style-name="Standard">The astronomical unit was originally conceived as the average of Earth's aphelion and perihelion; however, since 2012 it has been defined as exactly 149597870700 m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2:08:19.172346843</meta:creation-date>
    <dc:date>2022-05-16T12:10:42.966647447</dc:date>
    <meta:editing-duration>PT2M28S</meta:editing-duration>
    <meta:editing-cycles>1</meta:editing-cycles>
    <meta:document-statistic meta:table-count="0" meta:image-count="0" meta:object-count="0" meta:page-count="1" meta:paragraph-count="5" meta:word-count="88" meta:character-count="521" meta:non-whitespace-character-count="437"/>
    <meta:generator>LibreOffice/7.3.3.2$Linux_X86_64 LibreOffice_project/30$Build-2</meta:generator>
  </office:meta>
</office:document-meta>
</file>